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, 'Times New Roman', Times, serif"/>
    <style:font-face style:name="Lohit Devanagari1" svg:font-family="'Lohit Devanagari'"/>
    <style:font-face style:name="Raleway" svg:font-family="Raleway, 'Helvetica Neue', Helvetica, Arial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33333" style:font-name="Raleway" fo:font-size="18pt" fo:letter-spacing="normal" fo:font-style="normal" fo:font-weight="bold"/>
    </style:style>
    <style:style style:name="P2" style:family="paragraph" style:parent-style-name="Heading_20_3">
      <style:paragraph-properties fo:margin-left="0in" fo:margin-right="0in" fo:margin-top="0.2291in" fo:margin-bottom="0.1146in" loext:contextual-spacing="false" fo:line-height="110%" fo:orphans="2" fo:widows="2" fo:text-indent="0in" style:auto-text-indent="false"/>
      <style:text-properties fo:font-variant="normal" fo:text-transform="none" fo:color="#333333" style:font-name="Raleway" fo:font-size="18pt" fo:letter-spacing="normal" fo:font-style="normal" fo:font-weight="bold"/>
    </style:style>
    <style:style style:name="P3" style:family="paragraph" style:parent-style-name="Text_20_body" style:list-style-name="L1">
      <style:paragraph-properties fo:margin-left="0in" fo:margin-right="0in" fo:margin-top="0in" fo:margin-bottom="0.1146in" loext:contextual-spacing="false" fo:orphans="2" fo:widows="2" fo:text-indent="0in" style:auto-text-indent="false"/>
      <style:text-properties fo:font-variant="normal" fo:text-transform="none" fo:color="#333333" style:font-name="Georgia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.1146in" loext:contextual-spacing="false" fo:orphans="2" fo:widows="2" fo:text-indent="0in" style:auto-text-indent="false"/>
    </style:style>
    <style:style style:name="P5" style:family="paragraph" style:parent-style-name="Text_20_body" style:list-style-name="L2">
      <style:paragraph-properties fo:margin-left="0in" fo:margin-right="0in" fo:margin-top="0in" fo:margin-bottom="0.1146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333333" style:font-name="Georgia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Georgia" fo:font-size="12pt" fo:letter-spacing="normal" fo:font-style="normal" fo:font-weight="bold"/>
    </style:style>
    <style:style style:name="T3" style:family="text">
      <style:text-properties fo:font-variant="normal" fo:text-transform="none" fo:color="#bd4147" style:font-name="monospace" fo:font-size="10.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4582ec" style:text-line-through-style="none" style:text-line-through-type="none" style:font-name="monospace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For everyone</text:h>
      <text:section text:style-name="Sect1" text:name="for-everyone">
        <text:list xml:id="list3667242621" text:style-name="L1">
          <text:list-item>
            <text:p text:style-name="P3">Run through the script above. Remove anything that is unnecessary.</text:p>
          </text:list-item>
          <text:list-item>
            <text:p text:style-name="P4"><text:span text:style-name="T1">All things considered, the time stamp in </text:span><text:span text:style-name="Source_20_Text"><text:span text:style-name="T3">Start.Time</text:span></text:span><text:span text:style-name="T1"> really isn’t all that useful. Extract only the </text:span><text:span text:style-name="Source_20_Text"><text:span text:style-name="T3">Date</text:span></text:span><text:span text:style-name="T1"> (you can do this in base R as we did above, or with the lubricate package). Add your line of code to your </text:span><text:span text:style-name="Source_20_Text"><text:span text:style-name="T3">analyseShow()</text:span></text:span><text:span text:style-name="T1"> function above.</text:span></text:p>
          </text:list-item>
          <text:list-item>
            <text:p text:style-name="P4"><text:span text:style-name="T1">Create a </text:span><text:span text:style-name="Source_20_Text"><text:span text:style-name="T3">loop</text:span></text:span><text:span text:style-name="T1"> that will cycle through a list of at least 3 shows, and will output the result of </text:span><text:span text:style-name="Source_20_Text"><text:span text:style-name="T3">analyseShow</text:span></text:span><text:span text:style-name="T1"> for each.</text:span></text:p>
          </text:list-item>
        </text:list>
      </text:section>
      <text:section text:style-name="Sect1" text:name="advanced">
        <text:h text:style-name="P2" text:outline-level="3">Advanced</text:h>
        <text:list xml:id="list1340448410" text:style-name="L2">
          <text:list-item>
            <text:p text:style-name="P5"><text:span text:style-name="T1">Using the same logic as in the </text:span><text:span text:style-name="Source_20_Text"><text:span text:style-name="T3">analyseShow()</text:span></text:span><text:span text:style-name="T1"> function, can you find out which 10 shows/films you/I have watched the most, by frequency, and by duration?</text:span></text:p>
          </text:list-item>
          <text:list-item>
            <text:p text:style-name="P5"><text:span text:style-name="T1">Can you find out which shows you/I have binge watched? Use the information in </text:span><text:span text:style-name="Source_20_Text"><text:span text:style-name="T3">Cover sheet.pdf</text:span></text:span><text:span text:style-name="T1"> to deduce which variables can help you establish this. Let’s define binge watching as watching more than 2 episodes on the same day. Arrange in descending order.</text:span></text:p>
          </text:list-item>
          <text:list-item>
            <text:p text:style-name="P5"><text:span text:style-name="T1">Return to the </text:span><text:span text:style-name="Source_20_Text"><text:span text:style-name="T3">TimeofDay</text:span></text:span><text:span text:style-name="T1"> column. Can you recode this so that it makes a distinction between Morning, Afternoon, and Evening (and any other time of day you might want to add)?<text:line-break/></text:span><text:span text:style-name="Strong_20_Emphasis"><text:span text:style-name="T2">Tip:</text:span></text:span><text:span text:style-name="T1"> the </text:span><text:a xlink:type="simple" xlink:href="https://www.rdocumentation.org/packages/dplyr/versions/0.7.8/topics/case_when" text:style-name="Internet_20_link" text:visited-style-name="Visited_20_Internet_20_Link"><text:span text:style-name="Source_20_Text"><text:span text:style-name="T4">case_when()</text:span></text:span></text:a><text:span text:style-name="T1"> function might come in handy here.</text:span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, 'Times New Roman', Times, serif"/>
    <style:font-face style:name="Lohit Devanagari1" svg:font-family="'Lohit Devanagari'"/>
    <style:font-face style:name="Raleway" svg:font-family="Raleway, 'Helvetica Neue', Helvetica, Arial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17:33:54.245566835</meta:creation-date>
    <dc:date>2021-02-27T17:37:26.532184598</dc:date>
    <meta:editing-duration>PT3M38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8" meta:word-count="194" meta:character-count="1090" meta:non-whitespace-character-count="910"/>
  </office:meta>
</office:document-meta>
</file>